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8pt" style:font-size-asian="18pt" style:font-size-complex="18pt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Heading_20_2">
      <style:text-properties fo:font-size="20pt" style:font-size-asian="20pt" style:font-size-complex="20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7c1e3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officeooo:rsid="0017c1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lp Programlama Dili Kullanım Klavuzu (Sürüm 1.0.1)</text:h>
      <text:h text:style-name="Heading_20_2" text:outline-level="2"><text:s/>GİRİŞ</text:h>
      <text:p text:style-name="Text_20_body">Alp, Türkçe sözdizimine sahip, girintili yapıyla Python benzeri ama tamamen yerli bir programlama dilidir. Yorumlamalıdır, yani derleme gerekmeden kodlar anlık olarak çalıştırılabilir.</text:p>
      <text:p text:style-name="Text_20_body">Bu klavuz, hem yeni başlayanlar için temel yapıları, hem de ileri düzey geliştiriciler için gömülü modül kullanımını ve ileri seviyede projeler oluşturmayı kapsar.</text:p>
      <text:p text:style-name="Horizontal_20_Line"/>
      <text:h text:style-name="Heading_20_2" text:outline-level="2"><text:s/><text:span text:style-name="T1">1. ALP KURULUMU VE ÇALIŞTIRMA</text:span></text:h>
      <text:h text:style-name="P1" text:outline-level="3">Çalıştırmak için:</text:h>
      <text:p text:style-name="P2"><text:span text:style-name="Source_20_Text">alp dosya.ad.alp</text:span></text:p>
      <text:h text:style-name="P1" text:outline-level="3">.alp Dosyası Örneği:</text:h>
      <text:p text:style-name="Preformatted_20_Text"><text:span text:style-name="Source_20_Text"># ilk_program.alp</text:span></text:p>
      <text:p text:style-name="P2"><text:span text:style-name="Source_20_Text">yaz("Merhaba Alp Dili!")</text:span></text:p>
      <text:p text:style-name="Horizontal_20_Line"/>
      <text:h text:style-name="Heading_20_2" text:outline-level="2"><text:s/><text:span text:style-name="T1">2. TEMEL SÖZDİZİMİ</text:span></text:h>
      <text:h text:style-name="P1" text:outline-level="3">Değişkenler:</text:h>
      <text:p text:style-name="Preformatted_20_Text"><text:span text:style-name="Source_20_Text">isim = "Zeynep"</text:span></text:p>
      <text:p text:style-name="Preformatted_20_Text"><text:span text:style-name="Source_20_Text">sayi = 42</text:span></text:p>
      <text:p text:style-name="P2"><text:span text:style-name="Source_20_Text">aktif = doğru</text:span></text:p>
      <text:h text:style-name="P1" text:outline-level="3">Koşul Yapısı:</text:h>
      <text:p text:style-name="Preformatted_20_Text"><text:span text:style-name="Source_20_Text">eğer sayi &gt; 40:</text:span></text:p>
      <text:p text:style-name="Preformatted_20_Text"><text:span text:style-name="Source_20_Text"><text:s text:c="4"/>yaz("Büyüktür")</text:span></text:p>
      <text:p text:style-name="Preformatted_20_Text"><text:span text:style-name="Source_20_Text">değilse:</text:span></text:p>
      <text:p text:style-name="P2"><text:span text:style-name="Source_20_Text"><text:s text:c="4"/>yaz("Küçüktür")</text:span></text:p>
      <text:h text:style-name="P1" text:outline-level="3">Fonksiyon Tanımı:</text:h>
      <text:p text:style-name="Preformatted_20_Text"><text:span text:style-name="Source_20_Text">fonksiyon topla(a, b):</text:span></text:p>
      <text:p text:style-name="P2"><text:span text:style-name="Source_20_Text"><text:s text:c="4"/>geri_dön a + b</text:span></text:p>
      <text:h text:style-name="P1" text:outline-level="3">Döngü:</text:h>
      <text:p text:style-name="Preformatted_20_Text"><text:span text:style-name="Source_20_Text">her öge içinde [1, 2, 3]:</text:span></text:p>
      <text:p text:style-name="P2"><text:soft-page-break/><text:span text:style-name="Source_20_Text"><text:s text:c="4"/>yaz(öge)</text:span></text:p>
      <text:h text:style-name="P1" text:outline-level="3">Sınıf Tanımı:</text:h>
      <text:p text:style-name="Preformatted_20_Text"><text:span text:style-name="Source_20_Text">sınıf Kisi:</text:span></text:p>
      <text:p text:style-name="Preformatted_20_Text"><text:span text:style-name="Source_20_Text"><text:s text:c="4"/>fonksiyon __ilklendir__(öz, ad):</text:span></text:p>
      <text:p text:style-name="Preformatted_20_Text"><text:span text:style-name="Source_20_Text"><text:s text:c="8"/>öz.ad = ad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nksiyon selamla(öz):</text:span></text:p>
      <text:p text:style-name="P2"><text:span text:style-name="Source_20_Text"><text:s text:c="8"/>yaz("Merhaba", öz.ad)</text:span></text:p>
      <text:p text:style-name="Horizontal_20_Line"/>
      <text:h text:style-name="Heading_20_2" text:outline-level="2"><text:s/><text:span text:style-name="T1">3. GÖMÜ</text:span><text:span text:style-name="T2">L</text:span><text:span text:style-name="T1">Ü MODÜlLER</text:span></text:h>
      <text:h text:style-name="Heading_20_3" text:outline-level="3"><text:s/><text:span text:style-name="Source_20_Text"><text:span text:style-name="T3">dosya</text:span></text:span><text:span text:style-name="T3"> Modülü</text:span></text:h>
      <text:p text:style-name="Preformatted_20_Text"><text:span text:style-name="Source_20_Text">modül dosya</text:span></text:p>
      <text:p text:style-name="Preformatted_20_Text"><text:span text:style-name="Source_20_Text">dosya.yaz("bilgi.txt", "Merhaba")</text:span></text:p>
      <text:p text:style-name="Preformatted_20_Text"><text:span text:style-name="Source_20_Text">icerik = dosya.oku("bilgi.txt")</text:span></text:p>
      <text:p text:style-name="P2"><text:span text:style-name="Source_20_Text">yaz(icerik)</text:span></text:p>
      <text:h text:style-name="Heading_20_3" text:outline-level="3"><text:span text:style-name="Source_20_Text"><text:span text:style-name="T3">matematik</text:span></text:span><text:span text:style-name="T3"> Modülü</text:span></text:h>
      <text:p text:style-name="Preformatted_20_Text"><text:span text:style-name="Source_20_Text">modül matematik</text:span></text:p>
      <text:p text:style-name="P2"><text:span text:style-name="Source_20_Text">yaz(matematik.karekök(16))</text:span></text:p>
      <text:h text:style-name="Heading_20_3" text:outline-level="3"><text:span text:style-name="T3"><text:s/></text:span><text:span text:style-name="Source_20_Text"><text:span text:style-name="T3">zaman</text:span></text:span><text:span text:style-name="T3"> Modülü</text:span></text:h>
      <text:p text:style-name="Preformatted_20_Text"><text:span text:style-name="Source_20_Text">modül zaman</text:span></text:p>
      <text:p text:style-name="Preformatted_20_Text"><text:span text:style-name="Source_20_Text">zaman.bekle(2)</text:span></text:p>
      <text:p text:style-name="P2"><text:span text:style-name="Source_20_Text">yaz("2 saniye beklenildi")</text:span></text:p>
      <text:h text:style-name="Heading_20_3" text:outline-level="3"><text:span text:style-name="Source_20_Text"><text:span text:style-name="T3">tkgrafik</text:span></text:span><text:span text:style-name="T3"> Modülü (GUI)</text:span></text:h>
      <text:p text:style-name="Preformatted_20_Text"><text:span text:style-name="Source_20_Text">modül tkgrafik</text:span></text:p>
      <text:p text:style-name="Preformatted_20_Text"><text:span text:style-name="Source_20_Text">pencere = tkgrafik.pencere("Merhaba", genislik=300, yukseklik=200)</text:span></text:p>
      <text:p text:style-name="Preformatted_20_Text"><text:span text:style-name="Source_20_Text">fonksiyon tıkla():</text:span></text:p>
      <text:p text:style-name="Preformatted_20_Text"><text:span text:style-name="Source_20_Text"><text:s text:c="4"/>yaz("Tıklandı")</text:span></text:p>
      <text:p text:style-name="Preformatted_20_Text"><text:span text:style-name="Source_20_Text">tkgrafik.buton(pencere, "Bas", tıkla)</text:span></text:p>
      <text:p text:style-name="P2"><text:span text:style-name="Source_20_Text">tkgrafik.başlat(pencere)</text:span></text:p>
      <text:h text:style-name="Heading_20_3" text:outline-level="3"><text:s/><text:span text:style-name="Source_20_Text"><text:span text:style-name="T3">alpweb</text:span></text:span><text:span text:style-name="T3"> Modülü (Web Sunucu)</text:span></text:h>
      <text:p text:style-name="Preformatted_20_Text"><text:span text:style-name="Source_20_Text">modül alpweb</text:span></text:p>
      <text:p text:style-name="Preformatted_20_Text"><text:span text:style-name="Source_20_Text">sunucu = alpweb.oluşutur()</text:span></text:p>
      <text:p text:style-name="Preformatted_20_Text"><text:span text:style-name="Source_20_Text">sunucu.yol("/", fonksiyon():</text:span></text:p>
      <text:p text:style-name="Preformatted_20_Text"><text:span text:style-name="Source_20_Text"><text:s text:c="4"/>geri_dön "Merhaba Web")</text:span></text:p>
      <text:p text:style-name="P2"><text:span text:style-name="Source_20_Text">sunucu.başlat()</text:span></text:p>
      <text:p text:style-name="Horizontal_20_Line"/>
      <text:h text:style-name="P3" text:outline-level="2"><text:soft-page-break/><text:s/>4. ALPGET Modül Yöneticisi</text:h>
      <text:p text:style-name="Preformatted_20_Text"><text:span text:style-name="Source_20_Text">alpget "grafik"</text:span></text:p>
      <text:p text:style-name="Preformatted_20_Text"><text:span text:style-name="Source_20_Text">modül grafik</text:span></text:p>
      <text:p text:style-name="P2"><text:span text:style-name="Source_20_Text">grafik.ciz([1,2,3], [10, 20, 30])</text:span></text:p>
      <text:p text:style-name="Horizontal_20_Line"/>
      <text:h text:style-name="P3" text:outline-level="2">5. ORTA VE İLERİ SEVİYE ÖRNEKLER</text:h>
      <text:h text:style-name="Heading_20_3" text:outline-level="3"><text:s/><text:span text:style-name="T3">Yapay Zeka: Karar Kurallı</text:span></text:h>
      <text:p text:style-name="Preformatted_20_Text"><text:span text:style-name="Source_20_Text">modül zeka</text:span></text:p>
      <text:p text:style-name="Preformatted_20_Text"><text:span text:style-name="Source_20_Text">modül girdi</text:span></text:p>
      <text:p text:style-name="Preformatted_20_Text"><text:span text:style-name="Source_20_Text">veri = girdi.al("Sıcaklık kaç?: ")</text:span></text:p>
      <text:p text:style-name="Preformatted_20_Text"><text:span text:style-name="Source_20_Text">eğer veri &gt; 30:</text:span></text:p>
      <text:p text:style-name="Preformatted_20_Text"><text:span text:style-name="Source_20_Text"><text:s text:c="4"/>yaz("Klima aç")</text:span></text:p>
      <text:p text:style-name="Preformatted_20_Text"><text:span text:style-name="Source_20_Text">değilse:</text:span></text:p>
      <text:p text:style-name="P2"><text:span text:style-name="Source_20_Text"><text:s text:c="4"/>yaz("Gerek yok")</text:span></text:p>
      <text:h text:style-name="P1" text:outline-level="3">Kalkan (Güvenlik Modülü)</text:h>
      <text:p text:style-name="Preformatted_20_Text"><text:span text:style-name="Source_20_Text">modül kalkan</text:span></text:p>
      <text:p text:style-name="Preformatted_20_Text"><text:span text:style-name="Source_20_Text">sonu</text:span><text:span text:style-name="Source_20_Text"><text:span text:style-name="T4">c</text:span></text:span><text:span text:style-name="Source_20_Text">lar = kalkan.port_tara("192.168.1.1", 20, 25)</text:span></text:p>
      <text:p text:style-name="P2"><text:span text:style-name="Source_20_Text">yaz(sonuclar)</text:span></text:p>
      <text:h text:style-name="P1" text:outline-level="3">GUI + API + JSON</text:h>
      <text:p text:style-name="Preformatted_20_Text"><text:span text:style-name="Source_20_Text">modül api</text:span></text:p>
      <text:p text:style-name="Preformatted_20_Text"><text:span text:style-name="Source_20_Text">modül veri</text:span></text:p>
      <text:p text:style-name="Preformatted_20_Text"><text:span text:style-name="Source_20_Text">json = api.getir("https://site.com/api")</text:span></text:p>
      <text:p text:style-name="P2"><text:span text:style-name="Source_20_Text">yaz(veri.ayristir(json)["sonuc"])</text:span></text:p>
      <text:p text:style-name="Horizontal_20_Line"/>
      <text:h text:style-name="Heading_20_2" text:outline-level="2"><text:s/><text:span text:style-name="T1">6. HATA YAKALAMA</text:span></text:h>
      <text:p text:style-name="Preformatted_20_Text"><text:span text:style-name="Source_20_Text">dene:</text:span></text:p>
      <text:p text:style-name="Preformatted_20_Text"><text:span text:style-name="Source_20_Text"><text:s text:c="4"/>sayi = 10 / 0</text:span></text:p>
      <text:p text:style-name="Preformatted_20_Text"><text:span text:style-name="Source_20_Text">yakala s</text:span><text:span text:style-name="Source_20_Text"><text:span text:style-name="T4">ı</text:span></text:span><text:span text:style-name="Source_20_Text">f</text:span><text:span text:style-name="Source_20_Text"><text:span text:style-name="T4">ı</text:span></text:span><text:span text:style-name="Source_20_Text">ra_b</text:span><text:span text:style-name="Source_20_Text"><text:span text:style-name="T4">ö</text:span></text:span><text:span text:style-name="Source_20_Text">lme_hatas</text:span><text:span text:style-name="Source_20_Text"><text:span text:style-name="T4">ı</text:span></text:span><text:span text:style-name="Source_20_Text">:</text:span></text:p>
      <text:p text:style-name="P2"><text:span text:style-name="Source_20_Text"><text:s text:c="4"/>yaz("Hata: Sıfıra bölüme")</text:span></text:p>
      <text:p text:style-name="Horizontal_20_Line"/>
      <text:h text:style-name="P3" text:outline-level="2">7. DERLEME VE YORUMLAMA</text:h>
      <text:list text:style-name="L1">
        <text:list-item>
          <text:p text:style-name="P4">Alp dili yorumlayıcı temellidir.</text:p>
        </text:list-item>
        <text:list-item>
          <text:p text:style-name="P4">AST yapısı ile çalışır, kodlar girintiye dayalı bloklarla ayrılır.</text:p>
        </text:list-item>
        <text:list-item>
          <text:p text:style-name="P4">Çıktılar konsola yazılır, bazı modüllerde GUI/pencere/grafik olabilir.</text:p>
        </text:list-item>
      </text:list>
      <text:p text:style-name="Horizontal_20_Line"/>
      <text:h text:style-name="P3" text:outline-level="2"><text:soft-page-break/><text:s/>8. Ö<text:span text:style-name="T4">ğ</text:span>renme Kaynakları (Sanal)</text:h>
      <text:list text:style-name="L2">
        <text:list-item>
          <text:p text:style-name="P5"><text:span text:style-name="Source_20_Text">Belgeler/</text:span> klasörü: Klavuzlar, manifesto, ornekler.alp</text:p>
        </text:list-item>
        <text:list-item>
          <text:p text:style-name="P5"><text:span text:style-name="Source_20_Text">alpget listesi</text:span>: Var olan tüm modülleri listeler</text:p>
        </text:list-item>
        <text:list-item>
          <text:p text:style-name="P5"><text:span text:style-name="Source_20_Text">ornekler.alp</text:span>: örnek projeler</text:p>
        </text:list-item>
      </text:list>
      <text:p text:style-name="Horizontal_20_Line"/>
      <text:h text:style-name="P3" text:outline-level="2">9. KAYNAK KOD VE PROJE YAPISI</text:h>
      <text:p text:style-name="Preformatted_20_Text"><text:span text:style-name="Source_20_Text">Alp-1.0.1/</text:span></text:p>
      <text:p text:style-name="Preformatted_20_Text"><text:span text:style-name="Source_20_Text">├─ Belgeler/</text:span></text:p>
      <text:p text:style-name="Preformatted_20_Text"><text:span text:style-name="Source_20_Text">│ <text:s text:c="2"/>├─ MANIFESTO.md</text:span></text:p>
      <text:p text:style-name="Preformatted_20_Text"><text:span text:style-name="Source_20_Text">│ <text:s text:c="2"/>├─ KULLANIM_KILAVUZU.md</text:span></text:p>
      <text:p text:style-name="Preformatted_20_Text"><text:span text:style-name="Source_20_Text">│ <text:s text:c="2"/>└─ ornekler.alp</text:span></text:p>
      <text:p text:style-name="Preformatted_20_Text"><text:span text:style-name="Source_20_Text">├─ Cekirdek/</text:span></text:p>
      <text:p text:style-name="Preformatted_20_Text"><text:span text:style-name="Source_20_Text">├─ GomuModuller/</text:span></text:p>
      <text:p text:style-name="Preformatted_20_Text"><text:span text:style-name="Source_20_Text">├─ AlpGet/</text:span></text:p>
      <text:p text:style-name="Preformatted_20_Text"><text:span text:style-name="Source_20_Text">├─ Derleyici/</text:span></text:p>
      <text:p text:style-name="P2"><text:span text:style-name="Source_20_Text">└─ README.md</text:span></text:p>
      <text:p text:style-name="Horizontal_20_Line"/>
      <text:h text:style-name="P3" text:outline-level="2">10. SONUÇ</text:h>
      <text:p text:style-name="Text_20_body">Alp Programlama Dili, tamamen Türkçe sözdizimi, girintili yapısı, gömülü modülleri ve öğrenme dostu yapısıyla hem başlayanlar hem de ileri geliştiriciler için ideal bir ortam sunar.</text:p>
      <text:p text:style-name="Text_20_body">Kodlayarak Türkçe düşün, Alp ile geliştirin!</text:p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7T22:34:05.525730998</meta:creation-date>
    <dc:date>2025-06-27T22:49:40.907816159</dc:date>
    <meta:editing-duration>PT7M25S</meta:editing-duration>
    <meta:editing-cycles>2</meta:editing-cycles>
    <meta:generator>LibreOffice/25.2.3.2$Linux_X86_64 LibreOffice_project/bbb074479178df812d175f709636b368952c2ce3</meta:generator>
    <meta:document-statistic meta:table-count="0" meta:image-count="0" meta:object-count="0" meta:page-count="4" meta:paragraph-count="108" meta:word-count="369" meta:character-count="2813" meta:non-whitespace-character-count="2472"/>
  </office:meta>
</office:document-meta>
</file>